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7c1a2" officeooo:paragraph-rsid="0007c1a2"/>
    </style:style>
    <style:style style:name="P2" style:family="paragraph" style:parent-style-name="Standard">
      <style:text-properties officeooo:rsid="0008fbff" officeooo:paragraph-rsid="0008fbff"/>
    </style:style>
    <style:style style:name="T1" style:family="text">
      <style:text-properties officeooo:rsid="0006e167"/>
    </style:style>
    <style:style style:name="T2" style:family="text">
      <style:text-properties officeooo:rsid="0007c1a2"/>
    </style:style>
    <style:style style:name="T3" style:family="text">
      <style:text-properties officeooo:rsid="0008fb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 <text:span text:style-name="T1">On the home page user can be able to search for doctor without login. </text:span></text:p>
      <text:p text:style-name="Standard">- <text:span text:style-name="T1">On login user will be directed to select between doctor or patient.</text:span></text:p>
      <text:p text:style-name="Standard">- <text:span text:style-name="T1">Victoria do the front end with Holden</text:span></text:p>
      <text:p text:style-name="Standard">- <text:span text:style-name="T1">non functional about color <text:s/>functional is about how each component work together.</text:span></text:p>
      <text:p text:style-name="Standard">- <text:span text:style-name="T1">fickma</text:span></text:p>
      <text:p text:style-name="Standard">- <text:span text:style-name="T2">feather everyone participate with ideas.</text:span></text:p>
      <text:p text:style-name="Standard"/>
      <text:p text:style-name="Standard"/>
      <text:p text:style-name="P1">Features:</text:p>
      <text:p text:style-name="P1">Rating sys <text:span text:style-name="T3">physicians</text:span></text:p>
      <text:p text:style-name="P1"><text:span text:style-name="T3">S</text:span>earch functionality</text:p>
      <text:p text:style-name="P1">validation</text:p>
      <text:p text:style-name="P1">Flags for doctors</text:p>
      <text:p text:style-name="P1">Recommending system</text:p>
      <text:p text:style-name="P1">Pr-sorting physicians</text:p>
      <text:p text:style-name="P1"><text:span text:style-name="T3">C</text:span>onsumer profile setup optional at set up</text:p>
      <text:p text:style-name="P1"><text:span text:style-name="T3">H</text:span>omepage :</text:p>
      <text:p text:style-name="P1">- <text:span text:style-name="T3">S</text:span>earch client account</text:p>
      <text:p text:style-name="P1">- Browse geographically</text:p>
      <text:p text:style-name="P1">Related docs</text:p>
      <text:p text:style-name="P1">Doctors recommended doctor</text:p>
      <text:p text:style-name="P1">Tab-reviews</text:p>
      <text:p text:style-name="P2">Accessibility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15:29:19.654492120</meta:creation-date>
    <dc:date>2019-02-27T15:48:38.022836380</dc:date>
    <meta:editing-duration>PT9M6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21" meta:word-count="94" meta:character-count="590" meta:non-whitespace-character-count="514"/>
  </office:meta>
</office:document-meta>
</file>